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Farras Daffa Arrafqi</text:p>
          </table:table-cell>
          <table:table-cell office:value-type="string">
            <text:p>12-4</text:p>
          </table:table-cell>
          <table:table-cell office:value-type="float" office:value="1">
            <text:p>1</text:p>
          </table:table-cell>
          <table:table-cell office:value-type="string">
            <text:p>Tema sesuai, ide orisinil, paduan warna dan keindahan kaya, tingkat kesulitan cukup tinggi</text:p>
          </table:table-cell>
        </table:table-row>
        <table:table-row table:style-name="ro1">
          <table:table-cell office:value-type="string">
            <text:p>Arsyad Nur Fauzi</text:p>
          </table:table-cell>
          <table:table-cell office:value-type="string">
            <text:p>19-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Dian Yahya Soelistyowati</text:p>
          </table:table-cell>
          <table:table-cell office:value-type="string">
            <text:p>29-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ldino Malsagani Zufar Allam</text:p>
          </table:table-cell>
          <table:table-cell office:value-type="string">
            <text:p>23-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Bintang Ades Hakiki</text:p>
          </table:table-cell>
          <table:table-cell office:value-type="string">
            <text:p>30-0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akeisha Alief</text:p>
          </table:table-cell>
          <table:table-cell office:value-type="string">
            <text:p>37-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bdurrahman Fikky Zulfikar</text:p>
          </table:table-cell>
          <table:table-cell office:value-type="string">
            <text:p>39-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Yachinta Dewi</text:p>
          </table:table-cell>
          <table:table-cell office:value-type="string">
            <text:p>38-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Neysa Naarah Alexandra</text:p>
          </table:table-cell>
          <table:table-cell office:value-type="string">
            <text:p>36-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ilkia Rahadyanta Sembiring</text:p>
          </table:table-cell>
          <table:table-cell office:value-type="string">
            <text:p>42-3</text:p>
          </table:table-cell>
          <table:table-cell office:value-type="float" office:value="9">
            <text:p>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11/20/2016</text:date>, <text:time>15:3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4:44:53.654000000</meta:creation-date>
    <dc:date>2016-11-20T15:37:42.45</dc:date>
    <meta:editing-duration>PT14M20S</meta:editing-duration>
    <meta:editing-cycles>4</meta:editing-cycles>
    <meta:generator>OpenOffice/4.1.2$Win32 OpenOffice.org_project/412m3$Build-9782</meta:generator>
    <dc:creator>randy kp</dc:creator>
    <meta:document-statistic meta:table-count="1" meta:cell-count="31" meta:object-count="0"/>
  </office:meta>
</office:document-meta>
</file>